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d6631" officeooo:paragraph-rsid="000d6631"/>
    </style:style>
    <style:style style:name="P2" style:family="paragraph" style:parent-style-name="Text_20_body" style:list-style-name="L1">
      <style:text-properties officeooo:rsid="000ef034" officeooo:paragraph-rsid="000ef034" fo:background-color="#ffff00"/>
    </style:style>
    <style:style style:name="P3" style:family="paragraph" style:parent-style-name="Text_20_body" style:list-style-name="L1">
      <style:text-properties officeooo:rsid="000d6631" officeooo:paragraph-rsid="000ef034" fo:background-color="#ffff00"/>
    </style:style>
    <style:style style:name="P4" style:family="paragraph" style:parent-style-name="Text_20_body" style:list-style-name="L1">
      <style:text-properties officeooo:rsid="0015ed5a" officeooo:paragraph-rsid="0015ed5a" fo:background-color="#ffff00"/>
    </style:style>
    <style:style style:name="P5" style:family="paragraph" style:parent-style-name="Text_20_body" style:list-style-name="L1">
      <loext:graphic-properties draw:fill="solid" draw:fill-color="#ffffff" draw:opacity="100%"/>
      <style:paragraph-properties fo:background-color="#ffffff"/>
      <style:text-properties officeooo:rsid="00193fe5" officeooo:paragraph-rsid="00193fe5" fo:background-color="#ffff00"/>
    </style:style>
    <style:style style:name="P6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officeooo:rsid="00193fe5" officeooo:paragraph-rsid="00193fe5" fo:background-color="#ffff00"/>
    </style:style>
    <style:style style:name="P7" style:family="paragraph" style:parent-style-name="Text_20_body" style:list-style-name="L1">
      <style:text-properties officeooo:rsid="0011f149" officeooo:paragraph-rsid="001c7aba" fo:background-color="#ffff00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background-color="#ffffff"/>
      <style:text-properties officeooo:rsid="0011f149" officeooo:paragraph-rsid="001c7aba" fo:background-color="#ffff00"/>
    </style:style>
    <style:style style:name="P9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officeooo:rsid="0016bfb5" officeooo:paragraph-rsid="0016bfb5" fo:background-color="#ffff00"/>
    </style:style>
    <style:style style:name="P10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officeooo:rsid="0023881a" officeooo:paragraph-rsid="0023881a" fo:background-color="#ffff00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background-color="#ffffff"/>
      <style:text-properties officeooo:rsid="0019d19f" officeooo:paragraph-rsid="001dd273" fo:background-color="#ffff00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background-color="#ffffff"/>
      <style:text-properties officeooo:rsid="002433e5" officeooo:paragraph-rsid="002621f1" fo:background-color="#ffff00"/>
    </style:style>
    <style:style style:name="P13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officeooo:rsid="00286ddb" officeooo:paragraph-rsid="00286ddb" fo:background-color="#ffff00"/>
    </style:style>
    <style:style style:name="P14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officeooo:rsid="00286ddb" officeooo:paragraph-rsid="00286ddb" fo:background-color="#ffff00"/>
    </style:style>
    <style:style style:name="P15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officeooo:rsid="0015ed5a" officeooo:paragraph-rsid="00286ddb" fo:background-color="#e8f2a1"/>
    </style:style>
    <style:style style:name="P16" style:family="paragraph" style:parent-style-name="Text_20_body" style:list-style-name="L1">
      <style:text-properties officeooo:rsid="0011f149" officeooo:paragraph-rsid="001c7aba" fo:background-color="#e8f2a1"/>
    </style:style>
    <style:style style:name="T1" style:family="text">
      <style:text-properties officeooo:rsid="0011f149"/>
    </style:style>
    <style:style style:name="T2" style:family="text">
      <style:text-properties officeooo:rsid="00132932"/>
    </style:style>
    <style:style style:name="T3" style:family="text">
      <style:text-properties officeooo:rsid="0015ed5a"/>
    </style:style>
    <style:style style:name="T4" style:family="text">
      <style:text-properties officeooo:rsid="000d6631"/>
    </style:style>
    <style:style style:name="T5" style:family="text">
      <style:text-properties officeooo:rsid="0016bfb5"/>
    </style:style>
    <style:style style:name="T6" style:family="text">
      <style:text-properties officeooo:rsid="0019d19f"/>
    </style:style>
    <style:style style:name="T7" style:family="text">
      <style:text-properties officeooo:rsid="001f43e8"/>
    </style:style>
    <style:style style:name="T8" style:family="text">
      <style:text-properties officeooo:rsid="0023881a"/>
    </style:style>
    <style:style style:name="T9" style:family="text">
      <style:text-properties officeooo:rsid="002621f1"/>
    </style:style>
    <style:style style:name="T10" style:family="text">
      <style:text-properties officeooo:rsid="0026a785"/>
    </style:style>
    <style:style style:name="T11" style:family="text">
      <style:text-properties officeooo:rsid="00286ddb"/>
    </style:style>
    <style:style style:name="T12" style:family="text">
      <style:text-properties officeooo:rsid="002a14b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âches à réaliser</text:h>
      <text:list xml:id="list2171403688" text:style-name="L1">
        <text:list-item>
          <text:p text:style-name="P2">Ouverture LibreOffice calc sur Ubuntu et Windows</text:p>
        </text:list-item>
        <text:list-item>
          <text:p text:style-name="P3">découper le projet <text:span text:style-name="T3">avec un</text:span> module <text:span text:style-name="T3">D</text:span>atas</text:p>
        </text:list-item>
        <text:list-item>
          <text:p text:style-name="P4">découper le projet avec un module Helix</text:p>
        </text:list-item>
        <text:list-item>
          <text:p text:style-name="P4">découper le projet avec un module Spring</text:p>
        </text:list-item>
        <text:list-item>
          <text:p text:style-name="P3">simplifier l’interface au lancement de la macro (faire des mockups)</text:p>
        </text:list-item>
        <text:list-item>
          <text:p text:style-name="P3">prise en compte du timestamp du fichier CSV et intégrer une spreadsheet intégrant ce timestamp <text:span text:style-name="T1">ou un champ « </text:span><text:span text:style-name="T8">version</text:span><text:span text:style-name="T1">» du ressort</text:span></text:p>
        </text:list-item>
        <text:list-item>
          <text:p text:style-name="P5">Standardiser Macro OpenLibreOffice <text:span text:style-name="T6">(Windows et Linux)</text:span></text:p>
        </text:list-item>
        <text:list-item>
          <text:p text:style-name="P7">Au lancement de la macro :</text:p>
          <text:list>
            <text:list-item>
              <text:p text:style-name="P7">si pas de fichier ouvert <text:span text:style-name="T2">ou fichier vide</text:span>, création d’une copie et ouverture Calc</text:p>
            </text:list-item>
            <text:list-item>
              <text:p text:style-name="P7">si fichier ouvert :</text:p>
              <text:list>
                <text:list-item>
                  <text:p text:style-name="P7">si le ressort est à jour, dialogue pour ouvrir calc, ou pour changer représentation</text:p>
                </text:list-item>
                <text:list-item>
                  <text:p text:style-name="P8">si le ressort n’est pas à jour, demande si mise à jour , et proposition de représentation</text:p>
                </text:list-item>
              </text:list>
            </text:list-item>
          </text:list>
        </text:list-item>
        <text:list-item>
          <text:p text:style-name="P5">Ajout paramètre matière</text:p>
        </text:list-item>
        <text:list-item>
          <text:p text:style-name="P6">mettre les paramètres en lecture seule</text:p>
        </text:list-item>
        <text:list-item>
          <text:p text:style-name="P9">Traiter l’interruption brutale de la macro: traceback (IsADirectoryError) → Catch <text:span text:style-name="T7">(pas de solution pour l’instant)</text:span></text:p>
        </text:list-item>
        <text:list-item>
          <text:p text:style-name="P10">Export des paramètres de visualisation dans fichier CSV</text:p>
        </text:list-item>
        <text:list-item>
          <text:p text:style-name="P10">Traiter affichage en cas d’écrasement de fichier existant</text:p>
        </text:list-item>
        <text:list-item>
          <text:p text:style-name="P11">dialogue d’erreur en cas de problème avec ex<text:span text:style-name="T10">é</text:span>cutable <text:s/><text:span text:style-name="T9">Libre Office</text:span>- prévoir CSV config path <text:span text:style-name="T9">pour différents systèmes d’exploitation.</text:span></text:p>
        </text:list-item>
        <text:list-item>
          <text:p text:style-name="P12">affiner en cas de config indéterminée <text:span text:style-name="T10">(affichage par défaut)</text:span></text:p>
        </text:list-item>
        <text:list-item>
          <text:p text:style-name="P13">Traitement du cas du fichier ODS absent seul <text:span text:style-name="T12">(jamais à la création)</text:span></text:p>
        </text:list-item>
        <text:list-item>
          <text:p text:style-name="P13">Traitement du fichier CSV absent seul <text:span text:style-name="T12">(jamais à la création)</text:span></text:p>
        </text:list-item>
        <text:list-item>
          <text:p text:style-name="P14">Traitement de l’absence des deux fichiers CSV et ODS <text:span text:style-name="T12">(jamais à la création)</text:span></text:p>
        </text:list-item>
        <text:list-item>
          <text:p text:style-name="P15"><text:span text:style-name="T11">V</text:span>oir pour traiter Highlight lors de la création du ressort (cosmétique) – <text:span text:style-name="T8">nécessaire ?</text:span></text:p>
        </text:list-item>
        <text:list-item>
          <text:p text:style-name="P16"><text:span text:style-name="T4">convertir les operations LibreOffice en module Python (calcul + interface)-→ </text:span><text:span text:style-name="T5">gros travail – </text:span><text:span text:style-name="T8">nécessaire 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1T17:21:40.981729506</dc:date>
    <meta:editing-duration>PT1H47M36S</meta:editing-duration>
    <meta:editing-cycles>19</meta:editing-cycles>
    <meta:generator>LibreOffice/7.3.5.2$Linux_X86_64 LibreOffice_project/30$Build-2</meta:generator>
    <dc:creator>Yves Guillou</dc:creator>
    <meta:document-statistic meta:table-count="0" meta:image-count="0" meta:object-count="0" meta:page-count="1" meta:paragraph-count="25" meta:word-count="277" meta:character-count="1623" meta:non-whitespace-character-count="1392"/>
  </office:meta>
</office:document-meta>
</file>